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taxHandlerTests.noNamespace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StaxHandlerTests.namespacePrefixesD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StaxHandlerTests.createXML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bstractStaxHandlerTests.noNamespacePrefixesD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StaxHandlerTests.namespace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